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mojiOne Color" svg:font-family="'EmojiOne Color'" style:font-pitch="variable"/>
    <style:font-face style:name="Meiryo UI" svg:font-family="'Meiryo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Dash" svg:stroke-width="0.053cm" svg:stroke-color="#43c33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Dash" svg:stroke-width="0.035cm" svg:stroke-color="#43c33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marker-start="線の終点_20_1" draw:marker-start-width="0.3cm" draw:marker-end="線の終点_20_2" draw:marker-end-width="0.3cm" draw:textarea-vertical-align="middle"/>
    </style:style>
    <style:style style:name="gr7" style:family="graphic" style:parent-style-name="objectwithoutfill">
      <style:graphic-properties draw:stroke="dash" draw:stroke-dash="Long_20_Dot" draw:fill="none" draw:textarea-vertical-align="middle"/>
    </style:style>
    <style:style style:name="gr8" style:family="graphic" style:parent-style-name="objectwithoutfill">
      <style:graphic-properties svg:stroke-width="0.081cm" svg:stroke-color="#fc5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1c99e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c254d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2cee0e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svg:stroke-width="0.081cm" svg:stroke-color="#ffd74c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14" style:family="graphic" style:parent-style-name="standard">
      <style:graphic-properties draw:marker-start="線の終点_20_3" draw:marker-start-width="0.3cm" draw:marker-end="線の終点_20_4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16" style:family="graphic" style:parent-style-name="standard">
      <style:graphic-properties draw:marker-start="線の終点_20_5" draw:marker-start-width="0.3cm" draw:marker-end="線の終点_20_6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9" style:family="graphic" style:parent-style-name="standard">
      <style:graphic-properties svg:stroke-width="0.106cm" svg:stroke-color="#fc5c00" draw:marker-start-width="0.359cm" draw:marker-end-width="0.359cm" draw:fill-color="#ffffff" draw:opacity="0%" draw:textarea-horizontal-align="justify" draw:textarea-vertical-align="middle" draw:auto-grow-height="false" fo:min-height="0.068cm" fo:min-width="0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  <style:paragraph-properties style:writing-mode="lr-tb"/>
    </style:style>
    <style:style style:name="gr22" style:family="graphic" style:parent-style-name="standard" style:list-style-name="L1">
      <style:graphic-properties svg:stroke-width="0.106cm" draw:marker-start-width="0.359cm" draw:marker-end-width="0.359cm" draw:fill-color="#aadcf7" draw:textarea-horizontal-align="justify" draw:textarea-vertical-align="middle" draw:auto-grow-height="false" fo:min-height="1.344cm" fo:min-width="6.094cm" fo:padding-top="0.178cm" fo:padding-bottom="0.178cm" fo:padding-left="0.303cm" fo:padding-right="0.303cm"/>
      <style:paragraph-properties style:writing-mode="lr-tb"/>
    </style:style>
    <style:style style:name="co1" style:family="table-column">
      <style:table-column-properties style:column-width="2.31cm" style:use-optimal-column-width="false"/>
    </style:style>
    <style:style style:name="co2" style:family="table-column">
      <style:table-column-properties style:column-width="2.798cm" style:use-optimal-column-width="false"/>
    </style:style>
    <style:style style:name="ro1" style:family="table-row">
      <style:table-row-properties style:row-height="0.668cm" style:use-optimal-row-height="false"/>
    </style:style>
    <style:style style:name="ro2" style:family="table-row">
      <style:table-row-properties style:row-height="0.735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color="#fc5c00" loext:opacity="100%" fo:font-size="12pt" style:font-size-asian="12pt" style:font-size-complex="12pt"/>
    </style:style>
    <style:style style:name="ce3" style:family="table-cell">
      <style:text-properties fo:color="#1c99e0" loext:opacity="100%" fo:font-size="12pt" style:font-size-asian="12pt" style:font-size-complex="12pt"/>
    </style:style>
    <style:style style:name="ce4" style:family="table-cell">
      <style:text-properties fo:color="#c254d2" loext:opacity="100%" fo:font-size="12pt" style:font-size-asian="12pt" style:font-size-complex="12pt"/>
    </style:style>
    <style:style style:name="ce5" style:family="table-cell">
      <style:text-properties fo:color="#2cee0e" loext:opacity="100%" fo:font-size="12pt" style:font-size-asian="12pt" style:font-size-complex="12pt"/>
    </style:style>
    <style:style style:name="ce6" style:family="table-cell">
      <style:text-properties fo:color="#f5cd53" loext:opacity="100%"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text-properties fo:font-size="16pt"/>
    </style:style>
    <style:style style:name="P10" style:family="paragraph">
      <style:text-properties fo:color="#fc5c00" loext:opacity="100%" fo:font-size="12pt" style:font-size-asian="12pt" style:font-size-complex="12pt"/>
    </style:style>
    <style:style style:name="P11" style:family="paragraph">
      <style:text-properties fo:color="#1c99e0" loext:opacity="100%" fo:font-size="12pt" style:font-size-asian="12pt" style:font-size-complex="12pt"/>
    </style:style>
    <style:style style:name="P12" style:family="paragraph">
      <style:text-properties fo:color="#c254d2" loext:opacity="100%" fo:font-size="12pt" style:font-size-asian="12pt" style:font-size-complex="12pt"/>
    </style:style>
    <style:style style:name="P13" style:family="paragraph">
      <style:text-properties fo:color="#2cee0e" loext:opacity="100%" fo:font-size="12pt" style:font-size-asian="12pt" style:font-size-complex="12pt"/>
    </style:style>
    <style:style style:name="P14" style:family="paragraph">
      <style:text-properties fo:color="#f5cd53" loext:opacity="100%" fo:font-size="12pt" style:font-size-asian="12pt" style:font-size-complex="12pt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-color="#aadcf7"/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text-properties style:font-name="Liberation Sans1" fo:font-style="normal" style:text-underline-style="none" style:font-style-asian="normal" style:font-style-complex="normal"/>
    </style:style>
    <style:style style:name="P19" style:family="paragraph">
      <loext:graphic-properties draw:fill="none" draw:fill-color="#ffffff"/>
      <style:text-properties style:font-name="Liberation Sans1" fo:font-style="normal" style:text-underline-style="none" style:font-style-asian="normal" style:font-style-complex="normal"/>
    </style:style>
    <style:style style:name="P20" style:family="paragraph">
      <style:text-properties fo:font-size="10pt"/>
    </style:style>
    <style:style style:name="P21" style:family="paragraph">
      <loext:graphic-properties draw:fill="none" draw:fill-color="#ffffff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c5c00" loext:opacity="100%"/>
    </style:style>
    <style:style style:name="T3" style:family="text">
      <style:text-properties fo:color="#1c99e0" loext:opacity="100%"/>
    </style:style>
    <style:style style:name="T4" style:family="text">
      <style:text-properties fo:color="#c254d2" loext:opacity="100%"/>
    </style:style>
    <style:style style:name="T5" style:family="text">
      <style:text-properties fo:color="#2cee0e" loext:opacity="100%"/>
    </style:style>
    <style:style style:name="T6" style:family="text">
      <style:text-properties fo:color="#f5cd53" loext:opacity="100%"/>
    </style:style>
    <style:style style:name="T7" style:family="text">
      <style:text-properties style:font-name="Liberation Sans1"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98cm" svg:y1="4.059cm" svg:x2="10.298cm" svg:y2="27.046cm">
          <text:p/>
        </draw:line>
        <draw:line draw:style-name="gr2" draw:text-style-name="P1" draw:layer="layout" svg:x1="6.996cm" svg:y1="14.219cm" svg:x2="13.368cm" svg:y2="14.181cm">
          <text:p/>
        </draw:line>
        <draw:line draw:style-name="gr2" draw:text-style-name="P1" draw:layer="layout" svg:x1="9.409cm" svg:y1="5.075cm" svg:x2="11.314cm" svg:y2="5.075cm">
          <text:p/>
        </draw:line>
        <draw:line draw:style-name="gr3" draw:text-style-name="P1" draw:layer="layout" svg:x1="11.314cm" svg:y1="5.075cm" svg:x2="13.346cm" svg:y2="14.219cm">
          <text:p/>
        </draw:line>
        <draw:line draw:style-name="gr3" draw:text-style-name="P1" draw:layer="layout" svg:x1="11.187cm" svg:y1="23.109cm" svg:x2="13.346cm" svg:y2="14.219cm">
          <text:p/>
        </draw:line>
        <draw:line draw:style-name="gr3" draw:text-style-name="P1" draw:layer="layout" svg:x1="9.409cm" svg:y1="23.109cm" svg:x2="6.996cm" svg:y2="14.092cm">
          <text:p/>
        </draw:line>
        <draw:line draw:style-name="gr3" draw:text-style-name="P1" draw:layer="layout" svg:x1="9.409cm" svg:y1="4.948cm" svg:x2="6.996cm" svg:y2="14.092cm">
          <text:p/>
        </draw:line>
        <draw:line draw:style-name="gr3" draw:text-style-name="P1" draw:layer="layout" svg:x1="11.187cm" svg:y1="18.664cm" svg:x2="11.187cm" svg:y2="23.109cm">
          <text:p/>
        </draw:line>
        <draw:line draw:style-name="gr3" draw:text-style-name="P1" draw:layer="layout" svg:x1="9.382cm" svg:y1="4.948cm" svg:x2="9.382cm" svg:y2="10.663cm">
          <text:p/>
        </draw:line>
        <draw:line draw:style-name="gr3" draw:text-style-name="P1" draw:layer="layout" svg:x1="9.409cm" svg:y1="17.421cm" svg:x2="9.409cm" svg:y2="23.136cm">
          <text:p/>
        </draw:line>
        <draw:line draw:style-name="gr3" draw:text-style-name="P1" draw:layer="layout" svg:x1="11.314cm" svg:y1="4.948cm" svg:x2="11.314cm" svg:y2="9.393cm">
          <text:p/>
        </draw:line>
        <draw:line draw:style-name="gr4" draw:text-style-name="P1" draw:layer="layout" svg:x1="9.409cm" svg:y1="10.536cm" svg:x2="9.409cm" svg:y2="18.029cm">
          <text:p/>
        </draw:line>
        <draw:line draw:style-name="gr5" draw:text-style-name="P1" draw:layer="layout" svg:x1="11.314cm" svg:y1="9.266cm" svg:x2="11.187cm" svg:y2="19.172cm">
          <text:p/>
        </draw:line>
        <draw:line draw:style-name="gr6" draw:text-style-name="P2" draw:layer="layout" svg:x1="9.409cm" svg:y1="3.321cm" svg:x2="11.314cm" svg:y2="3.321cm">
          <text:p/>
        </draw:line>
        <draw:line draw:style-name="gr7" draw:text-style-name="P1" draw:layer="layout" svg:x1="9.409cm" svg:y1="2.686cm" svg:x2="9.409cm" svg:y2="4.845cm">
          <text:p/>
        </draw:line>
        <draw:line draw:style-name="gr7" draw:text-style-name="P1" draw:layer="layout" svg:x1="11.287cm" svg:y1="2.786cm" svg:x2="11.287cm" svg:y2="4.945cm">
          <text:p/>
        </draw:line>
        <draw:line draw:style-name="gr8" draw:text-style-name="P1" draw:layer="layout" svg:x1="11.949cm" svg:y1="7.766cm" svg:x2="13.346cm" svg:y2="14.116cm">
          <text:p/>
        </draw:line>
        <draw:line draw:style-name="gr8" draw:text-style-name="P1" draw:layer="layout" svg:x1="8.774cm" svg:y1="7.258cm" svg:x2="6.996cm" svg:y2="14.243cm">
          <text:p/>
        </draw:line>
        <draw:line draw:style-name="gr3" draw:text-style-name="P1" draw:layer="layout" svg:x1="11.468cm" svg:y1="6.95cm" svg:x2="11.976cm" svg:y2="6.823cm">
          <text:p/>
        </draw:line>
        <draw:line draw:style-name="gr3" draw:text-style-name="P1" draw:layer="layout" svg:x1="11.668cm" svg:y1="7.851cm" svg:x2="12.176cm" svg:y2="7.724cm">
          <text:p/>
        </draw:line>
        <draw:line draw:style-name="gr9" draw:text-style-name="P1" draw:layer="layout" svg:x1="11.72cm" svg:y1="6.905cm" svg:x2="11.925cm" svg:y2="7.795cm">
          <text:p/>
        </draw:line>
        <draw:line draw:style-name="gr10" draw:text-style-name="P1" draw:layer="layout" svg:x1="11.485cm" svg:y1="5.903cm" svg:x2="11.714cm" svg:y2="6.897cm">
          <text:p/>
        </draw:line>
        <draw:line draw:style-name="gr11" draw:text-style-name="P1" draw:layer="layout" svg:x1="11.314cm" svg:y1="5.226cm" svg:x2="11.468cm" svg:y2="5.861cm">
          <text:p/>
        </draw:line>
        <draw:line draw:style-name="gr11" draw:text-style-name="P1" draw:layer="layout" svg:x1="11.314cm" svg:y1="5.227cm" svg:x2="11.314cm" svg:y2="6.496cm">
          <text:p/>
        </draw:line>
        <draw:line draw:style-name="gr12" draw:text-style-name="P1" draw:layer="layout" svg:x1="11.314cm" svg:y1="6.523cm" svg:x2="11.314cm" svg:y2="9.317cm">
          <text:p/>
        </draw:line>
        <draw:line draw:style-name="gr3" draw:text-style-name="P1" draw:layer="layout" svg:x1="11.1cm" svg:y1="6.5cm" svg:x2="11.541cm" svg:y2="6.496cm">
          <text:p/>
        </draw:line>
        <draw:line draw:style-name="gr3" draw:text-style-name="P1" draw:layer="layout" svg:x1="9.382cm" svg:y1="5.38cm" svg:x2="9.001cm" svg:y2="5.253cm">
          <text:p/>
        </draw:line>
        <draw:line draw:style-name="gr11" draw:text-style-name="P1" draw:layer="layout" svg:x1="9.409cm" svg:y1="5.226cm" svg:x2="9.409cm" svg:y2="7.131cm">
          <text:p/>
        </draw:line>
        <draw:line draw:style-name="gr12" draw:text-style-name="P1" draw:layer="layout" svg:x1="9.409cm" svg:y1="7.131cm" svg:x2="9.409cm" svg:y2="10.687cm">
          <text:p/>
        </draw:line>
        <draw:line draw:style-name="gr11" draw:text-style-name="P1" draw:layer="layout" svg:x1="9.409cm" svg:y1="5.099cm" svg:x2="9.282cm" svg:y2="5.353cm">
          <text:p/>
        </draw:line>
        <draw:line draw:style-name="gr10" draw:text-style-name="P1" draw:layer="layout" svg:x1="9.3cm" svg:y1="5.3cm" svg:x2="9.029cm" svg:y2="6.408cm">
          <text:p/>
        </draw:line>
        <draw:line draw:style-name="gr9" draw:text-style-name="P1" draw:layer="layout" svg:x1="9.013cm" svg:y1="6.365cm" svg:x2="8.789cm" svg:y2="7.262cm">
          <text:p/>
        </draw:line>
        <draw:line draw:style-name="gr3" draw:text-style-name="P1" draw:layer="layout" svg:x1="8.5cm" svg:y1="7.2cm" svg:x2="9cm" svg:y2="7.3cm">
          <text:p/>
        </draw:line>
        <draw:line draw:style-name="gr3" draw:text-style-name="P1" draw:layer="layout" svg:x1="11.268cm" svg:y1="5.951cm" svg:x2="11.776cm" svg:y2="5.824cm">
          <text:p/>
        </draw:line>
        <draw:line draw:style-name="gr3" draw:text-style-name="P1" draw:layer="layout" svg:x1="8.7cm" svg:y1="6.3cm" svg:x2="9.2cm" svg:y2="6.4cm">
          <text:p/>
        </draw:line>
        <draw:line draw:style-name="gr3" draw:text-style-name="P1" draw:layer="layout" svg:x1="9.201cm" svg:y1="7.1cm" svg:x2="9.642cm" svg:y2="7.096cm">
          <text:p/>
        </draw:line>
        <draw:frame draw:style-name="gr13" draw:text-style-name="P4" draw:layer="layout" svg:width="1.213cm" svg:height="0.725cm" svg:x="9.684cm" svg:y="2.7cm">
          <draw:text-box>
            <text:p text:style-name="P3">735</text:p>
          </draw:text-box>
        </draw:frame>
        <draw:line draw:style-name="gr3" draw:text-style-name="P1" draw:layer="layout" svg:x1="2.1cm" svg:y1="27.1cm" svg:x2="19.6cm" svg:y2="27cm">
          <text:p/>
        </draw:line>
        <draw:line draw:style-name="gr7" draw:text-style-name="P1" draw:layer="layout" svg:x1="2.6cm" svg:y1="14.2cm" svg:x2="7cm" svg:y2="14.2cm">
          <text:p/>
        </draw:line>
        <draw:line draw:style-name="gr14" draw:text-style-name="P2" draw:layer="layout" svg:x1="3.1cm" svg:y1="14.2cm" svg:x2="3.2cm" svg:y2="27.1cm">
          <text:p/>
        </draw:line>
        <draw:frame draw:style-name="gr15" draw:text-style-name="P4" draw:layer="layout" svg:width="0.65cm" svg:height="2.147cm" svg:x="3.3cm" svg:y="20.1cm">
          <draw:text-box>
            <text:p text:style-name="P3">5000</text:p>
          </draw:text-box>
        </draw:frame>
        <draw:line draw:style-name="gr7" draw:text-style-name="P1" draw:layer="layout" svg:x1="7.1cm" svg:y1="25cm" svg:x2="7cm" svg:y2="14.2cm">
          <text:p/>
        </draw:line>
        <draw:line draw:style-name="gr7" draw:text-style-name="P1" draw:layer="layout" svg:x1="13.5cm" svg:y1="25cm" svg:x2="13.4cm" svg:y2="14.4cm">
          <text:p/>
        </draw:line>
        <draw:line draw:style-name="gr16" draw:text-style-name="P2" draw:layer="layout" svg:x1="7.2cm" svg:y1="24.4cm" svg:x2="13.5cm" svg:y2="24.4cm">
          <text:p/>
        </draw:line>
        <draw:frame draw:style-name="gr17" draw:text-style-name="P6" draw:layer="layout" svg:width="2.7cm" svg:height="0.81cm" svg:x="10.5cm" svg:y="23.69cm">
          <draw:text-box>
            <text:p text:style-name="P5"><text:span text:style-name="T1">２３５０</text:span></text:p>
          </draw:text-box>
        </draw:frame>
        <draw:line draw:style-name="gr7" draw:text-style-name="P1" draw:layer="layout" svg:x1="4.2cm" svg:y1="23cm" svg:x2="9.4cm" svg:y2="23cm">
          <text:p/>
        </draw:line>
        <draw:line draw:style-name="gr14" draw:text-style-name="P2" draw:layer="layout" svg:x1="5.1cm" svg:y1="14.1cm" svg:x2="5.2cm" svg:y2="23cm">
          <text:p/>
        </draw:line>
        <draw:frame draw:style-name="gr18" draw:text-style-name="P4" draw:layer="layout" svg:width="0.65cm" svg:height="2.147cm" svg:x="5.15cm" svg:y="17.453cm">
          <draw:text-box>
            <text:p text:style-name="P3">3500</text:p>
          </draw:text-box>
        </draw:frame>
        <draw:custom-shape draw:style-name="gr19" draw:text-style-name="P7" draw:layer="layout" svg:width="0.5cm" svg:height="0.6cm" svg:x="13.1cm" svg:y="13.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12" draw:text-style-name="P1" draw:layer="layout" svg:x1="9.4cm" svg:y1="17.644cm" svg:x2="9.4cm" svg:y2="21.2cm">
          <text:p/>
        </draw:line>
        <draw:line draw:style-name="gr11" draw:text-style-name="P1" draw:layer="layout" svg:x1="9.4cm" svg:y1="21.195cm" svg:x2="9.4cm" svg:y2="23.1cm">
          <text:p/>
        </draw:line>
        <draw:line draw:style-name="gr2" draw:text-style-name="P1" draw:layer="layout" svg:x1="9.31cm" svg:y1="23.075cm" svg:x2="11.215cm" svg:y2="23.075cm">
          <text:p/>
        </draw:line>
        <draw:line draw:style-name="gr11" draw:text-style-name="P1" draw:layer="layout" svg:x1="9.2cm" svg:y1="22.4cm" svg:x2="9.4cm" svg:y2="23cm">
          <text:p/>
        </draw:line>
        <draw:line draw:style-name="gr10" draw:text-style-name="P1" draw:layer="layout" svg:x1="8.9cm" svg:y1="21.292cm" svg:x2="9.174cm" svg:y2="22.4cm">
          <text:p/>
        </draw:line>
        <draw:line draw:style-name="gr9" draw:text-style-name="P1" draw:layer="layout" svg:x1="8.694cm" svg:y1="20.402cm" svg:x2="8.9cm" svg:y2="21.3cm">
          <text:p/>
        </draw:line>
        <draw:line draw:style-name="gr8" draw:text-style-name="P1" draw:layer="layout" svg:x1="8.7cm" svg:y1="20.4cm" svg:x2="7cm" svg:y2="14.2cm">
          <text:p/>
        </draw:line>
        <draw:line draw:style-name="gr8" draw:text-style-name="P1" draw:layer="layout" svg:x1="11.9cm" svg:y1="20.2cm" svg:x2="13.247cm" svg:y2="14.416cm">
          <text:p/>
        </draw:line>
        <draw:line draw:style-name="gr9" draw:text-style-name="P1" draw:layer="layout" svg:x1="11.9cm" svg:y1="20.118cm" svg:x2="11.7cm" svg:y2="21.1cm">
          <text:p/>
        </draw:line>
        <draw:line draw:style-name="gr10" draw:text-style-name="P1" draw:layer="layout" svg:x1="11.724cm" svg:y1="21.005cm" svg:x2="11.477cm" svg:y2="21.995cm">
          <text:p/>
        </draw:line>
        <draw:line draw:style-name="gr12" draw:text-style-name="P1" draw:layer="layout" svg:x1="11.2cm" svg:y1="18.7cm" svg:x2="11.2cm" svg:y2="21.6cm">
          <text:p/>
        </draw:line>
        <draw:line draw:style-name="gr11" draw:text-style-name="P1" draw:layer="layout" svg:x1="11.2cm" svg:y1="21.6cm" svg:x2="11.2cm" svg:y2="22.969cm">
          <text:p/>
        </draw:line>
        <draw:line draw:style-name="gr11" draw:text-style-name="P1" draw:layer="layout" svg:x1="11.5cm" svg:y1="21.9cm" svg:x2="11.2cm" svg:y2="22.97cm">
          <text:p/>
        </draw:line>
        <draw:frame draw:style-name="gr20" draw:text-style-name="P9" draw:layer="layout" svg:width="3.165cm" svg:height="0.878cm" svg:x="13.5cm" svg:y="14.3cm">
          <draw:text-box>
            <text:p text:style-name="P8">Feed point</text:p>
          </draw:text-box>
        </draw:frame>
        <draw:frame draw:style-name="standard" draw:layer="layout" svg:width="5.107cm" svg:height="4.409cm" svg:x="2.061cm" svg:y="6.06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">Element</text:span></text:p>
              </table:table-cell>
              <table:table-cell>
                <text:p text:style-name="P5"><text:span text:style-name="T1">Length(mm)</text:span></text:p>
              </table:table-cell>
            </table:table-row>
            <table:table-row table:style-name="ro2">
              <table:table-cell table:style-name="ce2">
                <text:p text:style-name="P10"><text:span text:style-name="T2">10m</text:span></text:p>
              </table:table-cell>
              <table:table-cell table:style-name="ce1">
                <text:p><text:span text:style-name="T1">2570</text:span></text:p>
              </table:table-cell>
            </table:table-row>
            <table:table-row table:style-name="ro2">
              <table:table-cell table:style-name="ce3">
                <text:p text:style-name="P11"><text:span text:style-name="T3">12m</text:span></text:p>
              </table:table-cell>
              <table:table-cell table:style-name="ce1">
                <text:p><text:span text:style-name="T1">330</text:span></text:p>
              </table:table-cell>
            </table:table-row>
            <table:table-row table:style-name="ro2">
              <table:table-cell table:style-name="ce4">
                <text:p text:style-name="P12"><text:span text:style-name="T4">15m</text:span></text:p>
              </table:table-cell>
              <table:table-cell table:style-name="ce1">
                <text:p text:style-name="P5"><text:span text:style-name="T1">530 </text:span></text:p>
              </table:table-cell>
            </table:table-row>
            <table:table-row table:style-name="ro2">
              <table:table-cell table:style-name="ce5">
                <text:p text:style-name="P13"><text:span text:style-name="T5">17m</text:span></text:p>
              </table:table-cell>
              <table:table-cell table:style-name="ce1">
                <text:p text:style-name="P5"><text:span text:style-name="T1">162+718</text:span></text:p>
              </table:table-cell>
            </table:table-row>
            <table:table-row table:style-name="ro2">
              <table:table-cell table:style-name="ce6">
                <text:p text:style-name="P14"><text:span text:style-name="T6">20m</text:span></text:p>
              </table:table-cell>
              <table:table-cell table:style-name="ce1">
                <text:p text:style-name="P5"><text:span text:style-name="T1">156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15" draw:layer="layout" svg:width="3.038cm" svg:height="0.962cm" svg:x="3.029cm" svg:y="5.18cm">
          <draw:text-box>
            <text:p>Reflector</text:p>
          </draw:text-box>
        </draw:frame>
        <draw:frame draw:style-name="standard" draw:layer="layout" svg:width="5.107cm" svg:height="4.409cm" svg:x="13.6cm" svg:y="6.08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">Element</text:span></text:p>
              </table:table-cell>
              <table:table-cell>
                <text:p text:style-name="P5"><text:span text:style-name="T1">Length(mm)</text:span></text:p>
              </table:table-cell>
            </table:table-row>
            <table:table-row table:style-name="ro2">
              <table:table-cell table:style-name="ce2">
                <text:p text:style-name="P10"><text:span text:style-name="T2">10m</text:span></text:p>
              </table:table-cell>
              <table:table-cell table:style-name="ce1">
                <text:p><text:span text:style-name="T1">2510</text:span></text:p>
              </table:table-cell>
            </table:table-row>
            <table:table-row table:style-name="ro2">
              <table:table-cell table:style-name="ce3">
                <text:p text:style-name="P11"><text:span text:style-name="T3">12m</text:span></text:p>
              </table:table-cell>
              <table:table-cell table:style-name="ce1">
                <text:p><text:span text:style-name="T1">300</text:span></text:p>
              </table:table-cell>
            </table:table-row>
            <table:table-row table:style-name="ro2">
              <table:table-cell table:style-name="ce4">
                <text:p text:style-name="P12"><text:span text:style-name="T4">15m</text:span></text:p>
              </table:table-cell>
              <table:table-cell table:style-name="ce1">
                <text:p text:style-name="P5"><text:span text:style-name="T1">520</text:span></text:p>
              </table:table-cell>
            </table:table-row>
            <table:table-row table:style-name="ro2">
              <table:table-cell table:style-name="ce5">
                <text:p text:style-name="P13"><text:span text:style-name="T5">17m</text:span></text:p>
              </table:table-cell>
              <table:table-cell table:style-name="ce1">
                <text:p text:style-name="P5"><text:span text:style-name="T1">262+408</text:span></text:p>
              </table:table-cell>
            </table:table-row>
            <table:table-row table:style-name="ro2">
              <table:table-cell table:style-name="ce6">
                <text:p text:style-name="P14"><text:span text:style-name="T6">20m</text:span></text:p>
              </table:table-cell>
              <table:table-cell table:style-name="ce1">
                <text:p text:style-name="P5"><text:span text:style-name="T1">137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1" draw:text-style-name="P15" draw:layer="layout" svg:width="2.894cm" svg:height="0.962cm" svg:x="14.706cm" svg:y="5cm">
          <draw:text-box>
            <text:p>Radiator</text:p>
          </draw:text-box>
        </draw:frame>
        <draw:custom-shape draw:style-name="gr22" draw:text-style-name="P17" draw:layer="layout" svg:width="6.7cm" svg:height="1.7cm" svg:x="1.6cm" svg:y="2.3cm">
          <text:p text:style-name="P16">5 Band Linear-Loaded</text:p>
          <text:p text:style-name="P16">Linked VDA</text:p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581cm" svg:height="0.962cm" svg:x="16.919cm" svg:y="27.2cm">
          <draw:text-box>
            <text:p text:style-name="P18"><text:span text:style-name="T7">JL1NIE</text:span></text:p>
          </draw:text-box>
        </draw:frame>
        <draw:frame draw:style-name="gr20" draw:text-style-name="P21" draw:layer="layout" svg:width="2.2cm" svg:height="0.645cm" svg:x="7.6cm" svg:y="13.355cm">
          <draw:text-box>
            <text:p text:style-name="P20">Nylon rope</text:p>
          </draw:text-box>
        </draw:frame>
        <draw:frame draw:style-name="gr20" draw:text-style-name="P4" draw:layer="layout" svg:width="2.957cm" svg:height="0.725cm" svg:x="12.7cm" svg:y="11.775cm">
          <draw:text-box>
            <text:p text:style-name="P3">AWG24 Wir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mojiOne Color" svg:font-family="'EmojiOne Color'" style:font-pitch="variable"/>
    <style:font-face style:name="Meiryo UI" svg:font-family="'Meiryo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1-05-04T15:51:20.065000000</dc:date>
    <meta:editing-duration>PT31M45S</meta:editing-duration>
    <meta:editing-cycles>7</meta:editing-cycles>
    <meta:print-date>2021-05-04T15:52:36.961000000</meta:print-date>
    <meta:document-statistic meta:object-count="71"/>
  </office:meta>
</office:document-meta>
</file>